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9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50" style:family="paragraph" style:parent-style-name="Preformatted_20_Text">
      <style:text-properties fo:font-size="9pt" officeooo:rsid="01387bc0" officeooo:paragraph-rsid="013f604f" fo:background-color="#ffff00" style:font-size-asian="9pt" style:font-size-complex="9pt"/>
    </style:style>
    <style:style style:name="P51" style:family="paragraph" style:parent-style-name="Preformatted_20_Text">
      <style:text-properties fo:font-size="9pt" officeooo:rsid="013f604f" officeooo:paragraph-rsid="013f604f" fo:background-color="#ffff00" style:font-size-asian="9pt" style:font-size-complex="9pt"/>
    </style:style>
    <style:style style:name="P52" style:family="paragraph" style:parent-style-name="Preformatted_20_Text">
      <style:text-properties fo:font-size="9pt" officeooo:rsid="0147952e" officeooo:paragraph-rsid="0147952e" fo:background-color="#ffff00" style:font-size-asian="9pt" style:font-size-complex="9pt"/>
    </style:style>
    <style:style style:name="P53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9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3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4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6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7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8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9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160" style:family="paragraph" style:parent-style-name="Preformatted_20_Text">
      <style:text-properties fo:font-size="9pt" officeooo:rsid="015f2dd0" officeooo:paragraph-rsid="015f2dd0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62" style:family="paragraph" style:parent-style-name="Preformatted_20_Text">
      <style:text-properties fo:font-size="9pt" officeooo:rsid="01638bcf" officeooo:paragraph-rsid="01638bcf" fo:background-color="#ffff00" style:font-size-asian="9pt" style:font-size-complex="9pt"/>
    </style:style>
    <style:style style:name="P163" style:family="paragraph" style:parent-style-name="Preformatted_20_Text">
      <style:text-properties fo:font-size="9pt" officeooo:rsid="014930c0" officeooo:paragraph-rsid="01482a36" fo:background-color="#ffff00" style:font-size-asian="9pt" style:font-size-complex="9pt"/>
    </style:style>
    <style:style style:name="P164" style:family="paragraph" style:parent-style-name="Preformatted_20_Text">
      <style:text-properties fo:font-size="9pt" officeooo:rsid="01482a36" officeooo:paragraph-rsid="01664aa4" fo:background-color="#ffff00" style:font-size-asian="9pt" style:font-size-complex="9pt"/>
    </style:style>
    <style:style style:name="P165" style:family="paragraph" style:parent-style-name="Preformatted_20_Text">
      <style:text-properties fo:font-size="9pt" officeooo:rsid="0166a74e" officeooo:paragraph-rsid="0166a74e" fo:background-color="#ffff00" style:font-size-asian="9pt" style:font-size-complex="9pt"/>
    </style:style>
    <style:style style:name="P166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67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68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69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173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387bc0"/>
    </style:style>
    <style:style style:name="T102" style:family="text">
      <style:text-properties officeooo:rsid="013f604f"/>
    </style:style>
    <style:style style:name="T103" style:family="text">
      <style:text-properties officeooo:rsid="01404e1a"/>
    </style:style>
    <style:style style:name="T104" style:family="text">
      <style:text-properties officeooo:rsid="0141158c"/>
    </style:style>
    <style:style style:name="T105" style:family="text">
      <style:text-properties officeooo:rsid="01438701"/>
    </style:style>
    <style:style style:name="T106" style:family="text">
      <style:text-properties officeooo:rsid="01456e29"/>
    </style:style>
    <style:style style:name="T107" style:family="text">
      <style:text-properties officeooo:rsid="0147eba1"/>
    </style:style>
    <style:style style:name="T108" style:family="text">
      <style:text-properties officeooo:rsid="01482a36"/>
    </style:style>
    <style:style style:name="T109" style:family="text">
      <style:text-properties officeooo:rsid="0149a74d"/>
    </style:style>
    <style:style style:name="T110" style:family="text">
      <style:text-properties officeooo:rsid="014cdd60"/>
    </style:style>
    <style:style style:name="T111" style:family="text">
      <style:text-properties officeooo:rsid="014f6dfb"/>
    </style:style>
    <style:style style:name="T112" style:family="text">
      <style:text-properties officeooo:rsid="014fba92"/>
    </style:style>
    <style:style style:name="T113" style:family="text">
      <style:text-properties officeooo:rsid="0152151d"/>
    </style:style>
    <style:style style:name="T114" style:family="text">
      <style:text-properties officeooo:rsid="0153ee89"/>
    </style:style>
    <style:style style:name="T115" style:family="text">
      <style:text-properties officeooo:rsid="01562a67"/>
    </style:style>
    <style:style style:name="T116" style:family="text">
      <style:text-properties officeooo:rsid="0156e7a2"/>
    </style:style>
    <style:style style:name="T117" style:family="text">
      <style:text-properties officeooo:rsid="015f2dd0"/>
    </style:style>
    <style:style style:name="T118" style:family="text">
      <style:text-properties officeooo:rsid="01638bcf"/>
    </style:style>
    <style:style style:name="T119" style:family="text">
      <style:text-properties officeooo:rsid="0166a7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6"><text:tab/>board<text:span text:style-name="T16">Tiles</text:span><text:span text:style-name="T20">{</text:span></text:p>
      <text:p text:style-name="P54"><text:span text:style-name="T20"><text:tab/><text:tab/>x: </text:span><text:span text:style-name="T24">[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5"><text:span text:style-name="T25"><text:tab/><text:tab/><text:tab/></text:span><text:span text:style-name="T23">{</text:span></text:p>
      <text:p text:style-name="P5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5"><text:span text:style-name="T20"><text:tab/><text:tab/></text:span><text:span text:style-name="T24"><text:tab/></text:span><text:span text:style-name="T23">}</text:span><text:span text:style-name="T25">,</text:span></text:p>
      <text:p text:style-name="P59"><text:tab/><text:tab/>]</text:p>
      <text:p text:style-name="P60"><text:tab/>}</text:p>
      <text:p text:style-name="P106"><text:tab/>getTileFromCoordinate()</text:p>
      <text:p text:style-name="P10"/>
      <text:p text:style-name="P10"/>
      <text:p text:style-name="P111"><text:tab/>getPieceObjectFromString(string){</text:p>
      <text:p text:style-name="P111"><text:tab/><text:tab/>FOR EACH piece (piece) {</text:p>
      <text:p text:style-name="P111"><text:tab/><text:tab/><text:tab/>if piece.name equals string</text:p>
      <text:p text:style-name="P111"><text:tab/><text:tab/><text:tab/>return piece</text:p>
      <text:p text:style-name="P111"><text:tab/><text:tab/>}</text:p>
      <text:p text:style-name="P111"><text:tab/>}</text:p>
      <text:p text:style-name="P112"><text:tab/>availableTiles{</text:p>
      <text:p text:style-name="P112"><text:tab/><text:tab/>move[]</text:p>
      <text:p text:style-name="P112"><text:tab/><text:tab/>attack[]</text:p>
      <text:p text:style-name="P112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61"><text:tab/>tileFactory(<text:span text:style-name="T5">xCoordinate, yCoordinate, color</text:span>)<text:span text:style-name="T5">{</text:span></text:p>
      <text:p text:style-name="P62"><text:tab/><text:tab/>LET coordinates <text:span text:style-name="T69">{</text:span></text:p>
      <text:p text:style-name="P63"><text:tab/><text:tab/><text:tab/>x:<text:span text:style-name="T70"> xCoordinate</text:span></text:p>
      <text:p text:style-name="P63"><text:tab/><text:tab/><text:tab/>y:<text:span text:style-name="T70"> yCoordinate</text:span></text:p>
      <text:p text:style-name="P63"><text:tab/><text:tab/>}</text:p>
      <text:p text:style-name="P62"><text:tab/><text:tab/>LET color = color</text:p>
      <text:p text:style-name="P62"><text:tab/><text:tab/>LET content = ""</text:p>
      <text:p text:style-name="P62"><text:tab/><text:tab/>LET <text:span text:style-name="T53">available</text:span> = false</text:p>
      <text:p text:style-name="P62"><text:tab/><text:tab/>RETURN the object with the current variables as properties</text:p>
      <text:p text:style-name="P62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64"><text:tab/>LET color = "white"</text:p>
      <text:p text:style-name="P64"><text:tab/>LET x = <text:span text:style-name="T32">0</text:span></text:p>
      <text:p text:style-name="P64"><text:tab/>LET y = <text:span text:style-name="T32">0</text:span></text:p>
      <text:p text:style-name="P64"><text:tab/>DO loop{</text:p>
      <text:p text:style-name="P64"><text:tab/><text:tab/>CREATE <text:span text:style-name="T7">tile object</text:span> through tileFactory(xCoordinate, Ycoordinate, color)</text:p>
      <text:p text:style-name="P65"><text:tab/><text:tab/>ADD eventlistener to tile<text:span text:style-name="T17"> (click, checkTileAction(tile)</text:span></text:p>
      <text:p text:style-name="P65"/>
      <text:p text:style-name="P67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6"/>
      <text:p text:style-name="P64"><text:tab/><text:tab/>IF xCoordinate &lt; <text:span text:style-name="T26">7</text:span></text:p>
      <text:p text:style-name="P64"><text:soft-page-break/><text:tab/><text:tab/><text:tab/>INCREMENT xCoordinate</text:p>
      <text:p text:style-name="P64"><text:tab/><text:tab/>ELSE IF yCoordinate &lt; <text:span text:style-name="T26">7</text:span></text:p>
      <text:p text:style-name="P64"><text:tab/><text:tab/><text:tab/>INCREMENT yCoordinate</text:p>
      <text:p text:style-name="P64"><text:tab/><text:tab/><text:tab/>xCoordinate = 1</text:p>
      <text:p text:style-name="P64"><text:tab/><text:tab/>ELSE</text:p>
      <text:p text:style-name="P64"><text:tab/><text:tab/><text:tab/>BREAK do loop</text:p>
      <text:p text:style-name="P68"/>
      <text:p text:style-name="P64"><text:tab/>}</text:p>
      <text:p text:style-name="P9"/>
      <text:p text:style-name="P105"><text:tab/>update()<text:span text:style-name="T50">{</text:span></text:p>
      <text:p text:style-name="P107"><text:tab/><text:tab/>boardcontainer content is empty</text:p>
      <text:p text:style-name="P108"><text:tab/><text:tab/>let currentTile = this.boardTiles.x[0].y[0]</text:p>
      <text:p text:style-name="P108"><text:tab/><text:tab/>FOR (i = 0; i &gt;= 63 ; i++){</text:p>
      <text:p text:style-name="P109"><text:tab/><text:tab/><text:tab/>boardContainer APPEND currentTile</text:p>
      <text:p text:style-name="P110"><text:tab/><text:tab/><text:tab/>currentTile = <text:span text:style-name="T52">getNextTile(currentTile)</text:span></text:p>
      <text:p text:style-name="P108"><text:tab/><text:tab/>}</text:p>
      <text:p text:style-name="P108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7"><text:span text:style-name="T2">p</text:span>ieces {</text:p>
      <text:p text:style-name="P57"><text:tab/>constructor(<text:span text:style-name="T9">name, movement, player</text:span>)<text:span text:style-name="T10"> {</text:span></text:p>
      <text:p text:style-name="P69"><text:tab/><text:tab/>name = name</text:p>
      <text:p text:style-name="P69"><text:tab/><text:tab/>movement = movement</text:p>
      <text:p text:style-name="P70"><text:tab/><text:tab/>player = player</text:p>
      <text:p text:style-name="P69"><text:tab/><text:tab/>picture = picture</text:p>
      <text:p text:style-name="P71"><text:tab/><text:tab/><text:span text:style-name="T5">RETURN the object with the current variables as properties</text:span></text:p>
      <text:p text:style-name="P71"><text:tab/>}</text:p>
      <text:p text:style-name="P58"><text:tab/><text:span text:style-name="T1">list</text:span><text:span text:style-name="T18">[</text:span></text:p>
      <text:p text:style-name="P72"><text:tab/><text:tab/>name: ""</text:p>
      <text:p text:style-name="P72"><text:tab/><text:tab/>movement: {</text:p>
      <text:p text:style-name="P72"><text:tab/><text:tab/><text:tab/>direction: other</text:p>
      <text:p text:style-name="P72"><text:tab/><text:tab/><text:tab/>x: </text:p>
      <text:p text:style-name="P72"><text:tab/><text:tab/><text:tab/>y: </text:p>
      <text:p text:style-name="P72"><text:tab/><text:tab/><text:tab/>jump: <text:span text:style-name="T12">BOOLEAN</text:span></text:p>
      <text:p text:style-name="P72"><text:tab/><text:tab/><text:tab/>attack{</text:p>
      <text:p text:style-name="P72"><text:tab/><text:tab/><text:tab/><text:span text:style-name="T12"><text:tab/></text:span>x: </text:p>
      <text:p text:style-name="P72"><text:tab/><text:tab/><text:tab/><text:span text:style-name="T12"><text:tab/></text:span>y:<text:span text:style-name="T12"> </text:span></text:p>
      <text:p text:style-name="P72"><text:tab/><text:tab/><text:tab/>}</text:p>
      <text:p text:style-name="P73"><text:tab/><text:tab/>player: "white" or "black"</text:p>
      <text:p text:style-name="P74"><text:tab/><text:tab/>image: image url<text:span text:style-name="T13"> (svg?)</text:span></text:p>
      <text:p text:style-name="P72"><text:tab/><text:tab/><text:span text:style-name="T18">]</text:span></text:p>
      <text:p text:style-name="P58"><text:span text:style-name="T11"><text:tab/></text:span><text:span text:style-name="T1">}</text:span></text:p>
      <text:p text:style-name="P2"/>
      <text:p text:style-name="P75"><text:span text:style-name="T4"><text:tab/></text:span>placement{</text:p>
      <text:p text:style-name="P76"><text:tab/><text:tab/>white<text:span text:style-name="T15">: </text:span><text:span text:style-name="T41">[</text:span></text:p>
      <text:p text:style-name="P77"><text:tab/><text:tab/><text:tab/>16 <text:span text:style-name="T29">array entries</text:span> with names</text:p>
      <text:p text:style-name="P78"><text:tab/><text:tab/><text:tab/>"rook"<text:span text:style-name="T42">,</text:span></text:p>
      <text:p text:style-name="P78"><text:tab/><text:tab/><text:tab/>"knight"<text:span text:style-name="T42">,</text:span></text:p>
      <text:p text:style-name="P78"><text:tab/><text:tab/><text:tab/>"bishop"<text:span text:style-name="T42">,</text:span></text:p>
      <text:p text:style-name="P78"><text:tab/><text:tab/><text:tab/>"queen"<text:span text:style-name="T42">,</text:span></text:p>
      <text:p text:style-name="P78"><text:tab/><text:tab/><text:tab/>"king"<text:span text:style-name="T42">,</text:span></text:p>
      <text:p text:style-name="P78"><text:tab/><text:tab/><text:tab/><text:span text:style-name="T42">"bishop",</text:span></text:p>
      <text:p text:style-name="P79"><text:tab/><text:tab/><text:tab/>"knight",</text:p>
      <text:p text:style-name="P79"><text:tab/><text:tab/><text:tab/>"rook",</text:p>
      <text:p text:style-name="P79"/>
      <text:p text:style-name="P79"><text:tab/><text:tab/><text:tab/>"pawn",</text:p>
      <text:p text:style-name="P79"><text:tab/><text:tab/><text:tab/>"pawn",</text:p>
      <text:p text:style-name="P79"><text:tab/><text:tab/><text:tab/>"pawn",</text:p>
      <text:p text:style-name="P79"><text:tab/><text:tab/><text:tab/>"pawn",</text:p>
      <text:p text:style-name="P79"><text:tab/><text:tab/><text:tab/>"pawn",</text:p>
      <text:p text:style-name="P79"><text:tab/><text:tab/><text:tab/>"pawn",</text:p>
      <text:p text:style-name="P79"><text:tab/><text:tab/><text:tab/>"pawn",</text:p>
      <text:p text:style-name="P79"><text:tab/><text:tab/><text:tab/>"pawn",</text:p>
      <text:p text:style-name="P77"><text:tab/><text:tab/><text:span text:style-name="T41">]</text:span></text:p>
      <text:p text:style-name="P76"><text:tab/><text:tab/><text:span text:style-name="T15">black: {</text:span></text:p>
      <text:p text:style-name="P77"><text:tab/><text:tab/><text:tab/>16 <text:span text:style-name="T30">array entries</text:span> with names</text:p>
      <text:p text:style-name="P77"><text:soft-page-break/><text:tab/><text:tab/>}</text:p>
      <text:p text:style-name="P75"><text:span text:style-name="T14"><text:tab/></text:span>}</text:p>
      <text:p text:style-name="P80">}</text:p>
      <text:p text:style-name="P7"/>
      <text:p text:style-name="P7"/>
      <text:p text:style-name="P7">preparation <text:span text:style-name="T19">(</text:span>{</text:p>
      <text:p text:style-name="P81"><text:tab/>board.createTiles()</text:p>
      <text:p text:style-name="P82"><text:tab/>addPiecesToTiles(</text:p>
      <text:p text:style-name="P84"><text:tab/><text:tab/>//<text:span text:style-name="T37"> </text:span>place the white pieces</text:p>
      <text:p text:style-name="P85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6"><text:tab/><text:tab/><text:span text:style-name="T47">LET</text:span> i = 0</text:p>
      <text:p text:style-name="P87"><text:tab/><text:tab/><text:span text:style-name="T40">LET</text:span><text:span text:style-name="T39"> pieceName = </text:span>placement<text:span text:style-name="T39">.white[i]</text:span></text:p>
      <text:p text:style-name="P90"><text:tab/><text:tab/><text:span text:style-name="T34">DO {</text:span></text:p>
      <text:p text:style-name="P92"><text:tab/><text:tab/><text:tab/>IF <text:span text:style-name="T38">placement</text:span><text:span text:style-name="T39">.white[i]</text:span> is not falsy,<text:span text:style-name="T48">{</text:span></text:p>
      <text:p text:style-name="P88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94"><text:tab/><text:tab/><text:tab/><text:span text:style-name="T43"><text:tab/></text:span><text:span text:style-name="T40">LET</text:span> pieceObject = getPieceObjectFromString(pieceName)</text:p>
      <text:p text:style-name="P96"><text:tab/><text:tab/><text:tab/><text:tab/>currentTile.content = pieceObject</text:p>
      <text:p text:style-name="P98"><text:tab/><text:tab/><text:tab/>}</text:p>
      <text:p text:style-name="P94"/>
      <text:p text:style-name="P99"><text:tab/><text:tab/><text:tab/><text:span text:style-name="T46">currentTile</text:span><text:span text:style-name="T45"> = </text:span>getNextTile(tile)</text:p>
      <text:p text:style-name="P100"><text:tab/><text:tab/><text:tab/>i++</text:p>
      <text:p text:style-name="P99"><text:tab/><text:tab/><text:tab/></text:p>
      <text:p text:style-name="P94"><text:tab/><text:tab/><text:tab/></text:p>
      <text:p text:style-name="P101"><text:tab/><text:tab/>} WHILE: x &lt;= 7 AND y &lt;= 1</text:p>
      <text:p text:style-name="P90"/>
      <text:p text:style-name="P102"><text:tab/><text:tab/>// place the black pieces</text:p>
      <text:p text:style-name="P103"><text:tab/><text:tab/>let x = 0</text:p>
      <text:p text:style-name="P103"><text:tab/><text:tab/>let y = 6</text:p>
      <text:p text:style-name="P91"><text:tab/><text:tab/><text:span text:style-name="T34">DO {</text:span></text:p>
      <text:p text:style-name="P93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9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5"><text:tab/><text:tab/><text:tab/><text:span text:style-name="T43"><text:tab/></text:span><text:span text:style-name="T40">LET</text:span> pieceObject = getPieceObjectFromString(pieceName)</text:p>
      <text:p text:style-name="P97"><text:tab/><text:tab/><text:tab/><text:tab/>currentTile.content = pieceObject</text:p>
      <text:p text:style-name="P104"><text:tab/><text:tab/><text:tab/></text:p>
      <text:p text:style-name="P91"><text:span text:style-name="T34"><text:tab/><text:tab/>} WHILE: x &lt;= 7 AND y &lt;= </text:span><text:span text:style-name="T36">7</text:span></text:p>
      <text:p text:style-name="P82"><text:span text:style-name="T29"><text:tab/></text:span>)</text:p>
      <text:p text:style-name="P83"><text:tab/><text:span text:style-name="T51">board.</text:span>update()</text:p>
      <text:p text:style-name="P80">}<text:span text:style-name="T19">)()</text:span></text:p>
      <text:p text:style-name="P7"/>
      <text:p text:style-name="P80">gamePlay{</text:p>
      <text:p text:style-name="P80"><text:span text:style-name="T4"><text:tab/></text:span>checkTileAction<text:span text:style-name="T3">(</text:span><text:span text:style-name="T54">clickedTile</text:span><text:span text:style-name="T3">)</text:span></text:p>
      <text:p text:style-name="P69"><text:tab/><text:tab/>IF there was <text:span text:style-name="T81">not </text:span>already a piece selected<text:span text:style-name="T81"> and their is a piece on this tile,</text:span></text:p>
      <text:p text:style-name="P119"><text:tab/><text:tab/>that is the same color as the players turn:</text:p>
      <text:p text:style-name="P124"><text:span text:style-name="T81"><text:tab/><text:tab/><text:tab/></text:span>startMove()</text:p>
      <text:p text:style-name="P125"/>
      <text:p text:style-name="P127"><text:tab/><text:tab/>IF there is a piece selected, and the clicked tile is available:</text:p>
      <text:p text:style-name="P128"><text:span text:style-name="T81"><text:tab/><text:tab/><text:tab/></text:span>endMove()</text:p>
      <text:p text:style-name="P128"/>
      <text:p text:style-name="P121"><text:tab/><text:tab/>IF there is a piece selected but the current tile is NOT available OR</text:p>
      <text:p text:style-name="P121"><text:tab/><text:tab/>it is also the selectedTile</text:p>
      <text:p text:style-name="P121"><text:tab/><text:tab/><text:tab/>deselect piece</text:p>
      <text:p text:style-name="P18"/>
      <text:p text:style-name="P17"/>
      <text:p text:style-name="P119"><text:tab/>startMove ()<text:tab/><text:tab/></text:p>
      <text:p text:style-name="P120"><text:tab/><text:tab/>give which tiles are available</text:p>
      <text:p text:style-name="P121"><text:tab/><text:tab/>update the board</text:p>
      <text:p text:style-name="P122"/>
      <text:p text:style-name="P119"><text:tab/>endMove()</text:p>
      <text:p text:style-name="P121"><text:tab/><text:tab/><text:span text:style-name="T82">IF clicked tile was available: move</text:span></text:p>
      <text:p text:style-name="P123"><text:tab/><text:tab/><text:tab/>placePiece(<text:span text:style-name="T83">oldTile, newTile</text:span>)</text:p>
      <text:p text:style-name="P123"><text:tab/><text:tab/>IF clicked tile was available: attack</text:p>
      <text:p text:style-name="P123"><text:tab/><text:tab/><text:tab/>attackTile(<text:span text:style-name="T83">oldTile, newTile</text:span>)</text:p>
      <text:p text:style-name="P20"/>
      <text:p text:style-name="P113"><text:tab/>placePiece(<text:span text:style-name="T84">oldTile, </text:span><text:span text:style-name="T55">newTile</text:span>)</text:p>
      <text:p text:style-name="P114"><text:tab/><text:tab/>newTile.content = oldTile.content</text:p>
      <text:p text:style-name="P114"><text:tab/><text:tab/>oldTile.content = ""</text:p>
      <text:p text:style-name="P115"><text:tab/><text:tab/>// make piece have hasMoved: true</text:p>
      <text:p text:style-name="P116"><text:tab/><text:tab/>selectedPiece = ""</text:p>
      <text:p text:style-name="P23"><text:tab/><text:tab/><text:span text:style-name="T88">pieces.</text:span>checkSpecialActions(oldTile, newTile)</text:p>
      <text:p text:style-name="P117"><text:tab/><text:tab/><text:span text:style-name="T85">end</text:span>Turn(<text:span text:style-name="T87">playerTurn</text:span>)</text:p>
      <text:p text:style-name="P118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9"><text:span text:style-name="T80"><text:tab/></text:span>endTurn(<text:span text:style-name="T86">previousPlayer</text:span>)</text:p>
      <text:p text:style-name="P116"><text:tab/><text:tab/>switch </text:p>
      <text:p text:style-name="P116"><text:tab/><text:tab/><text:tab/>case "white"</text:p>
      <text:p text:style-name="P116"><text:tab/><text:tab/><text:tab/><text:tab/>playerTurn = "black"</text:p>
      <text:p text:style-name="P116"/>
      <text:p text:style-name="P116"><text:tab/><text:tab/><text:tab/>case "black"</text:p>
      <text:p text:style-name="P116"><text:tab/><text:tab/><text:tab/><text:tab/>playerTurn = "white"</text:p>
      <text:p text:style-name="P22"><text:tab/><text:tab/></text:p>
      <text:p text:style-name="P130"><text:tab/><text:span text:style-name="T86"><text:tab/></text:span></text:p>
      <text:p text:style-name="P131"/>
      <text:p text:style-name="P132"><text:tab/>let selected<text:span text:style-name="T54">Tile </text:span>= ""</text:p>
      <text:p text:style-name="P126"><text:tab/>let playerTurn = "white"</text:p>
      <text:p text:style-name="P7">}</text:p>
      <text:p text:style-name="P80"/>
      <text:p text:style-name="P133">movementLogic {</text:p>
      <text:p text:style-name="P134"><text:tab/>updateAvailableTiles<text:span text:style-name="T64">() </text:span><text:span text:style-name="T59">{</text:span></text:p>
      <text:p text:style-name="P135"><text:tab/><text:tab/><text:span text:style-name="T62">RUN </text:span>getMovementData()</text:p>
      <text:p text:style-name="P135"><text:tab/><text:tab/><text:span text:style-name="T62">RUN </text:span>getAttackData()</text:p>
      <text:p text:style-name="P135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5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6"><text:tab/><text:tab/>board.visualizeAvailableTiles<text:span text:style-name="T65">()</text:span></text:p>
      <text:p text:style-name="P137"><text:tab/>}</text:p>
      <text:p text:style-name="P138"><text:tab/><text:tab/></text:p>
      <text:p text:style-name="P135"><text:tab/>getMovementData()</text:p>
      <text:p text:style-name="P139"><text:tab/><text:tab/>IF the piece was not moved AND there is a firstmove present:</text:p>
      <text:p text:style-name="P139"><text:tab/><text:tab/><text:tab/>return piece.firstMove</text:p>
      <text:p text:style-name="P139"><text:tab/><text:tab/>ELSE</text:p>
      <text:p text:style-name="P139"><text:tab/><text:tab/><text:tab/>return piece.movement</text:p>
      <text:p text:style-name="P139"><text:tab/><text:tab/><text:tab/><text:tab/></text:p>
      <text:p text:style-name="P135"><text:tab/>getAttackData()</text:p>
      <text:p text:style-name="P140"><text:tab/><text:tab/>IF piece.attack is "movement"</text:p>
      <text:p text:style-name="P140"><text:tab/><text:tab/><text:tab/>return piece.movement</text:p>
      <text:p text:style-name="P140"><text:tab/><text:tab/>ELSE</text:p>
      <text:p text:style-name="P140"><text:tab/><text:tab/><text:tab/>return piece.attack<text:span text:style-name="T66"><text:tab/><text:tab/></text:span></text:p>
      <text:p text:style-name="P141"><text:tab/>getStepAmount()</text:p>
      <text:p text:style-name="P141"><text:tab/><text:tab/>IF stepAmount = continuous</text:p>
      <text:p text:style-name="P141"><text:tab/><text:tab/><text:tab/>return true</text:p>
      <text:p text:style-name="P141"><text:tab/><text:tab/>ELSE </text:p>
      <text:p text:style-name="P141"><text:tab/><text:tab/><text:tab/>return <text:span text:style-name="T67">tile.piece.</text:span>stepAmount</text:p>
      <text:p text:style-name="P141"><text:tab/></text:p>
      <text:p text:style-name="P135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41"><text:tab/><text:tab/>LET current<text:span text:style-name="T71">Tile</text:span> = tile.coordinate</text:p>
      <text:p text:style-name="P142"><text:tab/><text:tab/>LET newTile</text:p>
      <text:p text:style-name="P141"><text:tab/><text:tab/>LET i = getStepAmount</text:p>
      <text:p text:style-name="P143"><text:span text:style-name="T75"><text:tab/><text:tab/></text:span>// check every movement direction:</text:p>
      <text:p text:style-name="P143"><text:tab/><text:tab/>FOREACH piece.movement</text:p>
      <text:p text:style-name="P143"><text:tab/><text:tab/><text:tab/>LET <text:span text:style-name="T68">directionX</text:span> = pieceMovement[0]</text:p>
      <text:p text:style-name="P143"><text:tab/><text:tab/><text:tab/>LET <text:span text:style-name="T68">directionY</text:span> = pieceMovement[1]</text:p>
      <text:p text:style-name="P144"><text:tab/><text:tab/><text:tab/><text:span text:style-name="T72">followDirection: </text:span>FOR stepAmount of times, do the following:</text:p>
      <text:p text:style-name="P144"><text:tab/><text:tab/><text:tab/><text:tab/><text:span text:style-name="T69">let newX = current</text:span><text:span text:style-name="T71">Tile.x</text:span></text:p>
      <text:p text:style-name="P145"><text:tab/><text:tab/><text:tab/><text:tab/>let newY = currentTile.y</text:p>
      <text:p text:style-name="P146"><text:tab/><text:tab/><text:tab/><text:tab/>IF newX &gt; 7 OR newY &gt; 7 OR</text:p>
      <text:p text:style-name="P146"><text:tab/><text:tab/><text:tab/><text:tab/> <text:s text:c="2"/>newX &lt; 0 OR newY &lt; 0</text:p>
      <text:p text:style-name="P148"><text:span text:style-name="T75"><text:tab/><text:tab/><text:tab/><text:tab/><text:tab/></text:span>// <text:s/>tile is out of bounds</text:p>
      <text:p text:style-name="P146"><text:tab/><text:tab/><text:tab/><text:tab/><text:tab/>let currentTile = originTile</text:p>
      <text:p text:style-name="P146"><text:tab/><text:tab/><text:tab/><text:tab/><text:tab/><text:span text:style-name="T73">BREAK </text:span>followDirection loop</text:p>
      <text:p text:style-name="P149"><text:tab/><text:tab/><text:tab/><text:tab/>ELSE IF piece does not jump</text:p>
      <text:p text:style-name="P149"><text:span text:style-name="T75"><text:tab/><text:tab/><text:tab/><text:tab/><text:tab/></text:span>//check if there is another piece in the way</text:p>
      <text:p text:style-name="P150"><text:tab/><text:tab/><text:tab/><text:tab/><text:tab/>newTile = <text:span text:style-name="T72">boardTiles.x[newX].y[newY]</text:span></text:p>
      <text:p text:style-name="P151"><text:tab/><text:tab/><text:tab/><text:tab/><text:tab/><text:span text:style-name="T77">IF </text:span><text:span text:style-name="T76">newT</text:span>ile.content is not false</text:p>
      <text:p text:style-name="P153"><text:tab/><text:tab/><text:tab/><text:tab/><text:tab/><text:tab/>tile is occupied</text:p>
      <text:p text:style-name="P147"><text:tab/><text:tab/><text:tab/><text:tab/><text:tab/><text:span text:style-name="T77"><text:tab/></text:span>let currentTile = originTile</text:p>
      <text:p text:style-name="P147"><text:tab/><text:tab/><text:tab/><text:tab/><text:tab/><text:span text:style-name="T77"><text:tab/></text:span><text:span text:style-name="T73">BREAK </text:span>followDirection loop</text:p>
      <text:p text:style-name="P151"><text:tab/><text:tab/><text:tab/><text:tab/>ELSE</text:p>
      <text:p text:style-name="P152"><text:span text:style-name="T75"><text:tab/><text:tab/><text:tab/><text:tab/><text:tab/></text:span>// tile can apparently move here, add it to the available tiles</text:p>
      <text:p text:style-name="P154"><text:tab/><text:tab/><text:tab/><text:tab/><text:tab/>add newTile to availableTiles.move</text:p>
      <text:p text:style-name="P155"><text:tab/><text:tab/><text:tab/><text:tab/><text:tab/>// start checking one step further in the direction</text:p>
      <text:p text:style-name="P146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41"/>
      <text:p text:style-name="P141"/>
      <text:p text:style-name="P135"><text:tab/><text:span text:style-name="T60">let </text:span><text:span text:style-name="T61">availableTiles.</text:span><text:span text:style-name="T60">attack = </text:span>calculateAttack () //has significant logic</text:p>
      <text:p text:style-name="P133">}</text:p>
      <text:p text:style-name="P133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6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66"><text:tab/><text:tab/>attack</text:p>
      <text:p text:style-name="P166"/>
      <text:p text:style-name="P167"><text:tab/><text:span text:style-name="T109">h</text:span>istory<text:span text:style-name="T112">[]</text:span></text:p>
      <text:p text:style-name="P167"><text:tab/><text:tab/>startSetup{}</text:p>
      <text:p text:style-name="P167"><text:tab/><text:tab/><text:tab/>white:</text:p>
      <text:p text:style-name="P167"><text:tab/><text:tab/><text:tab/>black:</text:p>
      <text:p text:style-name="P169"><text:tab/><text:tab/>// pieceSymbol, oldTile coordinates, newTile coordinates</text:p>
      <text:p text:style-name="P168"><text:tab/><text:tab/>moves [</text:p>
      <text:p text:style-name="P168"><text:tab/><text:tab/><text:tab/>["P", [0, 1], [0, 3]<text:span text:style-name="T111">,</text:span></text:p>
      <text:p text:style-name="P168"><text:tab/><text:tab/><text:tab/>["N", [1, 7], [2, 5]</text:p>
      <text:p text:style-name="P168"><text:tab/><text:tab/>]</text:p>
      <text:p text:style-name="P168"><text:tab/><text:tab/><text:tab/></text:p>
      <text:p text:style-name="P168"><text:tab/>getMoveData<text:span text:style-name="T110">Obj</text:span>(index)</text:p>
      <text:p text:style-name="P170"><text:tab/><text:tab/>return more data about move</text:p>
      <text:p text:style-name="P171"/>
      <text:p text:style-name="P172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73"><text:tab/><text:tab/><text:span text:style-name="T115">&gt;addMoveToHistory</text:span><text:span text:style-name="T116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<text:span text:style-name="T113">switch</text:span><text:span text:style-name="T114">Turn()</text:span></text:p>
      <text:p text:style-name="P35"/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13">switch</text:span>Turn()</text:p>
      <text:p text:style-name="P35"><text:tab/><text:tab/>switch player turn</text:p>
      <text:p text:style-name="P161"/>
      <text:p text:style-name="P162"><text:tab/>additions{}</text:p>
      <text:p text:style-name="P48"><text:tab/><text:span text:style-name="T118"><text:tab/></text:span>specialStartEvent()</text:p>
      <text:p text:style-name="P49"><text:tab/><text:tab/>castling<text:span text:style-name="T117">:</text:span></text:p>
      <text:p text:style-name="P160"><text:span text:style-name="T118"><text:tab/></text:span><text:tab/><text:tab/><text:tab/>IF left of the king is open</text:p>
      <text:p text:style-name="P160"><text:tab/><text:span text:style-name="T118"><text:tab/></text:span><text:tab/><text:tab/><text:tab/>IF king AND left rook have not moved yet</text:p>
      <text:p text:style-name="P160"><text:tab/><text:tab/><text:span text:style-name="T118"><text:tab/></text:span><text:tab/><text:tab/><text:tab/>make leftCastlingTile available</text:p>
      <text:p text:style-name="P160"><text:tab/><text:tab/><text:tab/><text:span text:style-name="T118"><text:tab/></text:span><text:tab/>IF right of king is open AND right rook has not moved yet</text:p>
      <text:p text:style-name="P160"><text:tab/><text:tab/><text:tab/><text:tab/><text:span text:style-name="T118"><text:tab/></text:span><text:tab/>make rightCastlingTile available</text:p>
      <text:p text:style-name="P49"><text:span text:style-name="T118"><text:tab/></text:span><text:tab/><text:tab/>en passant<text:span text:style-name="T101">:</text:span></text:p>
      <text:p text:style-name="P50"><text:tab/><text:span text:style-name="T118"><text:tab/></text:span><text:tab/><text:span text:style-name="T105">IF</text:span> th<text:span text:style-name="T102">e moved piece</text:span> is a pawn<text:span text:style-name="T102"> </text:span></text:p>
      <text:p text:style-name="P50"><text:span text:style-name="T102"><text:tab/><text:tab/></text:span><text:span text:style-name="T118"><text:tab/></text:span><text:span text:style-name="T102">AND there is a</text:span><text:span text:style-name="T103">n enemy</text:span><text:span text:style-name="T102"> pawn next to it</text:span></text:p>
      <text:p text:style-name="P51"><text:tab/><text:tab/><text:span text:style-name="T105"><text:tab/></text:span><text:span text:style-name="T118"><text:tab/></text:span><text:span text:style-name="T105">IF </text:span>that pawn moved 2 y levels previous turn</text:p>
      <text:p text:style-name="P51"><text:tab/><text:tab/><text:span text:style-name="T103"><text:tab/></text:span><text:span text:style-name="T118"><text:tab/></text:span><text:span text:style-name="T106"><text:tab/></text:span><text:span text:style-name="T103">add </text:span><text:span text:style-name="T104">the two tiles diagonally in front to the piece</text:span><text:span text:style-name="T106"> to </text:span><text:span text:style-name="T118"><text:tab/><text:tab/><text:tab/><text:tab/><text:tab/><text:tab/><text:tab/></text:span><text:span text:style-name="T106">availableTiles</text:span><text:span text:style-name="T107">.attack</text:span><text:span text:style-name="T106">[]</text:span></text:p>
      <text:p text:style-name="P49"><text:span text:style-name="T118"><text:tab/></text:span><text:tab/><text:tab/></text:p>
      <text:p text:style-name="P48"><text:span text:style-name="T118"><text:tab/></text:span><text:tab/>specialPlacementEvent()</text:p>
      <text:p text:style-name="P164"><text:span text:style-name="T118"><text:tab/></text:span><text:tab/><text:tab/>en passant:</text:p>
      <text:p text:style-name="P165"><text:tab/><text:tab/><text:tab/><text:tab/>//pawn can't have attack anything because this is a placement event</text:p>
      <text:p text:style-name="P164"><text:span text:style-name="T118"><text:tab/></text:span><text:tab/><text:tab/><text:tab/><text:span text:style-name="T119">IF the moved piece was a pawn</text:span></text:p>
      <text:p text:style-name="P165"><text:tab/><text:tab/><text:tab/><text:tab/>AND behind it is a pawn</text:p>
      <text:p text:style-name="P165"><text:tab/><text:tab/><text:tab/><text:tab/><text:tab/></text:p>
      <text:p text:style-name="P49"/>
      <text:p text:style-name="P48"><text:span text:style-name="T118"><text:tab/></text:span><text:tab/>specialAttackEvent()</text:p>
      <text:p text:style-name="P53"><text:span text:style-name="T118"><text:tab/></text:span><text:tab/><text:tab/>if the moved piece has a special property</text:p>
      <text:p text:style-name="P49"><text:span text:style-name="T118"><text:tab/></text:span><text:tab/><text:tab/><text:span text:style-name="T100">explode</text:span><text:span text:style-name="T108"> bomb:</text:span></text:p>
      <text:p text:style-name="P49"/>
      <text:p text:style-name="P163"/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><text:soft-page-break/></text:p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2T18:54:27.262210024</dc:date>
    <meta:editing-duration>P1DT9H43M50S</meta:editing-duration>
    <meta:editing-cycles>313</meta:editing-cycles>
    <meta:document-statistic meta:table-count="0" meta:image-count="0" meta:object-count="0" meta:page-count="8" meta:paragraph-count="419" meta:word-count="1120" meta:character-count="8826" meta:non-whitespace-character-count="7181"/>
  </office:meta>
</office:document-meta>
</file>